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1cf178"/>
    </style:style>
    <style:style style:name="P3" style:family="paragraph" style:parent-style-name="Table_20_Contents">
      <style:text-properties officeooo:rsid="00037d2e"/>
    </style:style>
    <style:style style:name="P4" style:family="paragraph" style:parent-style-name="Table_20_Contents">
      <style:text-properties officeooo:rsid="00037d2e" officeooo:paragraph-rsid="00037d2e"/>
    </style:style>
    <style:style style:name="P5" style:family="paragraph" style:parent-style-name="Table_20_Contents">
      <style:text-properties officeooo:rsid="00037d2e" officeooo:paragraph-rsid="00092d02"/>
    </style:style>
    <style:style style:name="P6" style:family="paragraph" style:parent-style-name="Table_20_Contents">
      <style:text-properties officeooo:rsid="0007f997" officeooo:paragraph-rsid="0007f997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Azione_20_sistema">
      <style:text-properties officeooo:rsid="0007f997" officeooo:paragraph-rsid="0007f997"/>
    </style:style>
    <style:style style:name="P10" style:family="paragraph" style:parent-style-name="Azione_20_attore">
      <style:text-properties officeooo:rsid="0007f997" officeooo:paragraph-rsid="0007f997"/>
    </style:style>
    <style:style style:name="T1" style:family="text">
      <style:text-properties officeooo:rsid="00037d2e"/>
    </style:style>
    <style:style style:name="T2" style:family="text">
      <style:text-properties officeooo:rsid="001fb3ab"/>
    </style:style>
    <style:style style:name="T3" style:family="text">
      <style:text-properties officeooo:rsid="001efd2f"/>
    </style:style>
    <style:style style:name="T4" style:family="text">
      <style:text-properties officeooo:rsid="00057cb9"/>
    </style:style>
    <style:style style:name="T5" style:family="text">
      <style:text-properties officeooo:rsid="0007f997"/>
    </style:style>
    <style:style style:name="T6" style:family="text">
      <style:text-properties fo:font-variant="normal" fo:text-transform="none" fo:color="#000000" style:font-name="Times New Roman" fo:font-size="12pt" fo:letter-spacing="normal" fo:font-style="normal" fo:font-weight="normal" officeooo:rsid="00115e89" style:font-size-asian="12pt" style:font-weight-asian="normal" style:font-size-complex="12pt" style:font-weight-complex="normal"/>
    </style:style>
    <style:style style:name="T7" style:family="text">
      <style:text-properties officeooo:rsid="00092d02"/>
    </style:style>
    <style:style style:name="T8" style:family="text">
      <style:text-properties officeooo:rsid="000a92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3">Controllo lista de<text:span text:style-name="T4">gli </text:span><text:span text:style-name="T5">appartenenti ad una categoria di utenti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5">Iniziato da: <text:span text:style-name="T7">P</text:span><text:span text:style-name="T6">ersonale preposto a funzioni educative</text:span> <text:span text:style-name="T5">oppure Impiegato di segreteria oppure </text:span><text:span text:style-name="T7">Delegato del rettore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<text:span text:style-name="T5">utente</text:span><text:span text:style-name="T2"> </text:span>accede al sistema e viene <text:span text:style-name="T3">autenticato </text:span><text:span text:style-name="T2">come </text:span><text:span text:style-name="T5">I</text:span><text:span text:style-name="T1">nsegnante </text:span><text:span text:style-name="T5">oppure Impiegato di segreteria </text:span><text:span text:style-name="T8">oppure Delegato del rettore</text:span><text:span text:style-name="T1">.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1352560356" text:style-name="Numerazione_20_UC">
              <text:list-item text:start-value="1">
                <text:p text:style-name="P10">L'utente accede alla sezione relativa al personale.</text:p>
              </text:list-item>
              <text:list-item>
                <text:p text:style-name="P9">Il sistema mostra l'interfaccia di interazione con i membri del personale.</text:p>
              </text:list-item>
              <text:list-item>
                <text:p text:style-name="P10">L'utente accede alla sezione relativa alla categoria di utenti a cui è interessato.</text:p>
              </text:list-item>
              <text:list-item>
                <text:p text:style-name="P9">Il sistema mostra l'interfaccia di interazione con la categoria a cui l'utente è interessato.</text:p>
              </text:list-item>
              <text:list-item>
                <text:p text:style-name="P10">L'utente richiede di visualizzare la lista della categoria degli utenti di cui fa parte.</text:p>
              </text:list-item>
              <text:list-item>
                <text:p text:style-name="P9">Il sistema elabora e mostra l'elenco di nomi e cognomi della categoria in questione.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4">Se l'operazione è andata a buon fine il sistema mostra i dati richiesti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4">I. L'elenco non è disponibile; viene visualizzato un messaggio di errore.</text:p>
            <text:p text:style-name="P6">II. L'utente potrebbe non essere autorizzato ad accedere allo specifico elenco; viene visualizzato un messaggio di avviso.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4">L'elenco deve essere elaborato in non più di 5 secondi.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22:45:10</meta:creation-date>
    <meta:editing-duration>P0D</meta:editing-duration>
    <meta:editing-cycles>6</meta:editing-cycles>
    <meta:generator>LibreOffice/3.6$MacOSX_x86 LibreOffice_project/da8c1e6-fd468f4-454e206-f42a4a9-143cfd</meta:generator>
    <dc:date>2012-10-21T12:30:43</dc:date>
    <meta:document-statistic meta:table-count="1" meta:image-count="0" meta:object-count="0" meta:page-count="1" meta:paragraph-count="22" meta:word-count="190" meta:character-count="1238" meta:non-whitespace-character-count="1076"/>
  </office:meta>
</office:document-meta>
</file>